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2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0f1e36" officeooo:paragraph-rsid="000f1e36" style:font-size-asian="12pt" style:font-size-complex="12pt"/>
    </style:style>
    <style:style style:name="P3" style:family="paragraph" style:parent-style-name="Standard">
      <style:paragraph-properties fo:margin-left="0cm" fo:margin-right="0cm" fo:line-height="150%" fo:text-indent="0cm" style:auto-text-indent="false"/>
      <style:text-properties style:font-name="Ubuntu Mono" fo:font-size="12pt" officeooo:rsid="00112c25" officeooo:paragraph-rsid="00112c25" style:font-size-asian="12pt" style:font-size-complex="12pt"/>
    </style:style>
    <style:style style:name="T1" style:family="text">
      <style:text-properties officeooo:rsid="00112c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// <text:span text:style-name="T1">Retention and ElementType suppressed</text:span></text:p>
      <text:p text:style-name="P3">@AuthorizerClass(HierarchyAuthorizer.class)</text:p>
      <text:p text:style-name="P3">public @interface RespectHierarchy {</text:p>
      <text:p text:style-name="P3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" svg:font-family="'Ubuntu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7T15:35:26.157011584</meta:creation-date>
    <dc:date>2019-01-27T16:01:45.480983216</dc:date>
    <meta:editing-duration>PT5M2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4" meta:word-count="11" meta:character-count="119" meta:non-whitespace-character-count="112"/>
  </office:meta>
</office:document-meta>
</file>